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RONDON HERNANDEZ, VICTOR JESU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MOQUEGU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3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ONDON HERNANDEZ VICTOR JESUS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5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5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4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0T20:34:5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